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88d" officeooo:paragraph-rsid="0012d88d"/>
    </style:style>
    <style:style style:name="P2" style:family="paragraph" style:parent-style-name="Standard">
      <style:text-properties officeooo:rsid="0014e874" officeooo:paragraph-rsid="0014e874"/>
    </style:style>
    <style:style style:name="P3" style:family="paragraph" style:parent-style-name="Standard">
      <style:text-properties officeooo:rsid="001a1b70" officeooo:paragraph-rsid="001a1b70"/>
    </style:style>
    <style:style style:name="P4" style:family="paragraph" style:parent-style-name="Standard">
      <style:text-properties officeooo:rsid="001b06f0" officeooo:paragraph-rsid="001b06f0"/>
    </style:style>
    <style:style style:name="T1" style:family="text">
      <style:text-properties officeooo:rsid="001b0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|03|22</text:p>
      <text:p text:style-name="P1"><text:span text:style-name="T1">1.</text:span>installed git </text:p>
      <text:p text:style-name="P1"><text:span text:style-name="T1">2.</text:span>installed visual studio code</text:p>
      <text:p text:style-name="P2"><text:span text:style-name="T1">3.</text:span>created git hub account</text:p>
      <text:p text:style-name="P2"><text:span text:style-name="T1">4.</text:span>created empty project on git hub</text:p>
      <text:p text:style-name="P3"><text:span text:style-name="T1">5.</text:span>linux commands -<text:span text:style-name="T1">mkdir,ls,chown,pwd</text:span></text:p>
      <text:p text:style-name="P4">6.created bramch</text:p>
      <text:p text:style-name="P4">7.checked out</text:p>
      <text:p text:style-name="P4">8.commited </text:p>
      <text:p text:style-name="P4">9.push command</text:p>
      <text:p text:style-name="P4">10.created repository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6:21:16.624194981</meta:creation-date>
    <meta:editing-duration>PT6M27S</meta:editing-duration>
    <meta:editing-cycles>4</meta:editing-cycles>
    <meta:generator>LibreOffice/7.2.1.2$Linux_X86_64 LibreOffice_project/20$Build-2</meta:generator>
    <dc:date>2022-03-10T17:28:23.000083682</dc:date>
    <meta:document-statistic meta:table-count="0" meta:image-count="0" meta:object-count="0" meta:page-count="1" meta:paragraph-count="11" meta:word-count="29" meta:character-count="224" meta:non-whitespace-character-count="204"/>
  </office:meta>
</office:document-meta>
</file>